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b8d9" officeooo:paragraph-rsid="0012b8d9"/>
    </style:style>
    <style:style style:name="P2" style:family="paragraph" style:parent-style-name="Subtitle">
      <style:text-properties officeooo:rsid="0012b8d9" officeooo:paragraph-rsid="0012b8d9"/>
    </style:style>
    <style:style style:name="P3" style:family="paragraph" style:parent-style-name="Title">
      <style:text-properties officeooo:rsid="0012b8d9" officeooo:paragraph-rsid="0012b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sistence</text:p>
      <text:p text:style-name="P2">Log-structured File System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7:22:49.558009481</meta:creation-date>
    <dc:date>2020-12-23T17:23:38.626602574</dc:date>
    <meta:editing-duration>PT4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38" meta:non-whitespace-character-count="36"/>
  </office:meta>
</office:document-meta>
</file>